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b4d2" officeooo:paragraph-rsid="0001b4d2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weight="bold" officeooo:rsid="0001b4d2" officeooo:paragraph-rsid="0001b4d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4- Listar contenidos de una carpeta</text:p>
      <text:p text:style-name="P1"/>
      <text:p text:style-name="P1">En el directorio que queremos utilizar para listarlo añadimos la directiva Options +indexes</text:p>
      <text:p text:style-name="P1"/>
      <text:p text:style-name="P1">Esta directiva listará el contenido en caso de que no haya una página index en el directo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20:30:31.969000000</dc:date>
    <meta:editing-duration>PT7M40S</meta:editing-duration>
    <meta:editing-cycles>1</meta:editing-cycles>
    <meta:document-statistic meta:table-count="0" meta:image-count="0" meta:object-count="0" meta:page-count="1" meta:paragraph-count="3" meta:word-count="36" meta:character-count="221" meta:non-whitespace-character-count="188"/>
  </office:meta>
</office:document-meta>
</file>